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101cm" style:rel-column-width="15279*"/>
    </style:style>
    <style:style style:name="Table1.B" style:family="table-column">
      <style:table-column-properties style:column-width="8.202cm" style:rel-column-width="30559*"/>
    </style:style>
    <style:style style:name="Table1.C" style:family="table-column">
      <style:table-column-properties style:column-width="5.286cm" style:rel-column-width="1969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officeooo:rsid="000c2358" officeooo:paragraph-rsid="000c2358"/>
    </style:style>
    <style:style style:name="P2" style:family="paragraph" style:parent-style-name="Standard">
      <style:paragraph-properties fo:text-align="center" style:justify-single-word="false"/>
      <style:text-properties fo:font-size="22pt" officeooo:rsid="000c2358" officeooo:paragraph-rsid="000c2358"/>
    </style:style>
    <style:style style:name="P3" style:family="paragraph" style:parent-style-name="Text_20_body">
      <style:paragraph-properties fo:text-align="start" style:justify-single-word="false"/>
      <style:text-properties fo:font-size="12pt" officeooo:rsid="000c2358" officeooo:paragraph-rsid="000c2358" style:font-size-asian="6pt" style:font-size-complex="6pt"/>
    </style:style>
    <style:style style:name="P4" style:family="paragraph" style:parent-style-name="Text_20_body">
      <style:paragraph-properties fo:text-align="start" style:justify-single-word="false"/>
      <style:text-properties fo:font-size="12pt" officeooo:rsid="000e8f5b" officeooo:paragraph-rsid="000e8f5b" style:font-size-asian="6pt" style:font-size-complex="6pt"/>
    </style:style>
    <style:style style:name="P5" style:family="paragraph" style:parent-style-name="Text_20_body">
      <style:paragraph-properties fo:text-align="start" style:justify-single-word="false"/>
      <style:text-properties fo:font-size="12pt" officeooo:rsid="000e8f5b" officeooo:paragraph-rsid="001d0bb2" style:font-size-asian="6pt" style:font-size-complex="6pt"/>
    </style:style>
    <style:style style:name="P6" style:family="paragraph" style:parent-style-name="Text_20_body">
      <style:paragraph-properties fo:text-align="start" style:justify-single-word="false"/>
      <style:text-properties fo:font-size="12pt" officeooo:rsid="0010067f" officeooo:paragraph-rsid="0010067f" style:font-size-asian="6pt" style:font-size-complex="6pt"/>
    </style:style>
    <style:style style:name="P7" style:family="paragraph" style:parent-style-name="Text_20_body">
      <style:paragraph-properties fo:text-align="start" style:justify-single-word="false"/>
      <style:text-properties fo:font-size="12pt" officeooo:rsid="0010067f" officeooo:paragraph-rsid="000e8f5b" style:font-size-asian="6pt" style:font-size-complex="6pt"/>
    </style:style>
    <style:style style:name="P8" style:family="paragraph" style:parent-style-name="Text_20_body">
      <style:paragraph-properties fo:text-align="start" style:justify-single-word="false"/>
      <style:text-properties fo:font-size="12pt" officeooo:rsid="00121412" officeooo:paragraph-rsid="00121412" style:font-size-asian="6pt" style:font-size-complex="6pt"/>
    </style:style>
    <style:style style:name="P9" style:family="paragraph" style:parent-style-name="Text_20_body">
      <style:paragraph-properties fo:text-align="start" style:justify-single-word="false"/>
      <style:text-properties fo:font-size="12pt" officeooo:rsid="001d0bb2" officeooo:paragraph-rsid="001d0bb2" style:font-size-asian="6pt" style:font-size-complex="6pt"/>
    </style:style>
    <style:style style:name="P10" style:family="paragraph" style:parent-style-name="Text_20_body">
      <style:paragraph-properties fo:text-align="start" style:justify-single-word="false"/>
      <style:text-properties fo:font-size="12pt" officeooo:rsid="001b59b0" officeooo:paragraph-rsid="001b59b0" style:font-size-asian="6pt" style:font-size-complex="6pt"/>
    </style:style>
    <style:style style:name="P11" style:family="paragraph" style:parent-style-name="Text_20_body">
      <style:paragraph-properties fo:text-align="start" style:justify-single-word="false"/>
      <style:text-properties fo:font-size="16pt" officeooo:rsid="000c2358" officeooo:paragraph-rsid="000c2358" style:font-size-asian="6pt" style:font-size-complex="6pt"/>
    </style:style>
    <style:style style:name="P12" style:family="paragraph" style:parent-style-name="Text_20_body">
      <style:paragraph-properties fo:text-align="start" style:justify-single-word="false"/>
      <style:text-properties fo:font-size="16pt" officeooo:rsid="000e8f5b" officeooo:paragraph-rsid="000e8f5b" style:font-size-asian="6pt" style:font-size-complex="6pt"/>
    </style:style>
    <style:style style:name="P13" style:family="paragraph" style:parent-style-name="Horizontal_20_Line">
      <style:paragraph-properties fo:text-align="end" style:justify-single-word="false"/>
      <style:text-properties fo:font-size="12pt" style:font-size-asian="6pt" style:font-size-complex="6pt"/>
    </style:style>
    <style:style style:name="P14" style:family="paragraph" style:parent-style-name="Table_20_Contents">
      <style:paragraph-properties fo:text-align="start" style:justify-single-word="false"/>
      <style:text-properties fo:font-size="12pt" officeooo:rsid="000e8f5b" officeooo:paragraph-rsid="000e8f5b" style:font-size-asian="6pt" style:font-size-complex="6pt"/>
    </style:style>
    <style:style style:name="P15" style:family="paragraph" style:parent-style-name="Table_20_Contents">
      <style:paragraph-properties fo:text-align="start" style:justify-single-word="false"/>
      <style:text-properties fo:font-size="12pt" officeooo:rsid="001d0bb2" officeooo:paragraph-rsid="001d0bb2" style:font-size-asian="6pt" style:font-size-complex="6pt"/>
    </style:style>
    <style:style style:name="P16" style:family="paragraph" style:parent-style-name="Table_20_Contents">
      <style:paragraph-properties fo:text-align="start" style:justify-single-word="false"/>
      <style:text-properties fo:font-size="12pt" officeooo:rsid="001e482e" officeooo:paragraph-rsid="001e482e" style:font-size-asian="6pt" style:font-size-complex="6pt"/>
    </style:style>
    <style:style style:name="P17" style:family="paragraph" style:parent-style-name="Table_20_Contents">
      <style:paragraph-properties fo:text-align="start" style:justify-single-word="false"/>
      <style:text-properties fo:font-size="12pt" officeooo:rsid="001fec67" officeooo:paragraph-rsid="001fec67" style:font-size-asian="6pt" style:font-size-complex="6pt"/>
    </style:style>
    <style:style style:name="P18" style:family="paragraph" style:parent-style-name="Table_20_Contents">
      <style:paragraph-properties fo:text-align="start" style:justify-single-word="false"/>
      <style:text-properties fo:font-size="14pt" officeooo:rsid="000e8f5b" officeooo:paragraph-rsid="000e8f5b" style:font-size-asian="6pt" style:font-size-complex="6pt"/>
    </style:style>
    <style:style style:name="P19" style:family="paragraph" style:parent-style-name="Text_20_body" style:list-style-name="L1">
      <style:paragraph-properties fo:text-align="start" style:justify-single-word="false"/>
      <style:text-properties fo:font-size="12pt" officeooo:rsid="000c2358" officeooo:paragraph-rsid="000c2358" style:font-size-asian="6pt" style:font-size-complex="6pt"/>
    </style:style>
    <style:style style:name="P20" style:family="paragraph" style:parent-style-name="Text_20_body" style:list-style-name="L1">
      <style:paragraph-properties fo:text-align="start" style:justify-single-word="false"/>
      <style:text-properties fo:font-size="12pt" officeooo:rsid="001b59b0" officeooo:paragraph-rsid="001b59b0" style:font-size-asian="6pt" style:font-size-complex="6pt"/>
    </style:style>
    <style:style style:name="P21" style:family="paragraph" style:parent-style-name="Text_20_body" style:list-style-name="L1">
      <style:paragraph-properties fo:text-align="start" style:justify-single-word="false"/>
      <style:text-properties fo:font-size="12pt" officeooo:rsid="001d0bb2" officeooo:paragraph-rsid="001d0bb2" style:font-size-asian="6pt" style:font-size-complex="6pt"/>
    </style:style>
    <style:style style:name="P22" style:family="paragraph" style:parent-style-name="Text_20_body" style:list-style-name="L2">
      <style:paragraph-properties fo:text-align="start" style:justify-single-word="false"/>
      <style:text-properties fo:font-size="12pt" officeooo:rsid="00121412" officeooo:paragraph-rsid="00121412" style:font-size-asian="6pt" style:font-size-complex="6pt"/>
    </style:style>
    <style:style style:name="P23" style:family="paragraph" style:parent-style-name="Text_20_body" style:list-style-name="L1">
      <style:paragraph-properties fo:text-align="start" style:justify-single-word="false"/>
      <style:text-properties fo:font-size="12pt" officeooo:rsid="0023c876" officeooo:paragraph-rsid="0023c876" style:font-size-asian="6pt" style:font-size-complex="6pt"/>
    </style:style>
    <style:style style:name="P24" style:family="paragraph" style:parent-style-name="Text_20_body" style:list-style-name="L2">
      <style:paragraph-properties fo:text-align="start" style:justify-single-word="false"/>
      <style:text-properties fo:font-size="12pt" officeooo:rsid="0023c876" officeooo:paragraph-rsid="0023c876" style:font-size-asian="6pt" style:font-size-complex="6pt"/>
    </style:style>
    <style:style style:name="P25" style:family="paragraph" style:parent-style-name="Text_20_body">
      <style:paragraph-properties fo:text-align="start" style:justify-single-word="false"/>
      <style:text-properties fo:font-size="16pt" officeooo:rsid="00121412" officeooo:paragraph-rsid="00121412" style:font-size-asian="6pt" style:font-size-complex="6pt"/>
    </style:style>
    <style:style style:name="P26" style:family="paragraph" style:parent-style-name="Table_20_Contents">
      <style:paragraph-properties fo:text-align="start" style:justify-single-word="false"/>
      <style:text-properties fo:font-size="12pt" officeooo:rsid="0023c876" officeooo:paragraph-rsid="0023c876" style:font-size-asian="6pt" style:font-size-complex="6pt"/>
    </style:style>
    <style:style style:name="P27" style:family="paragraph" style:parent-style-name="Table_20_Contents">
      <style:paragraph-properties fo:text-align="start" style:justify-single-word="false"/>
      <style:text-properties fo:font-size="12pt" officeooo:rsid="001fec67" officeooo:paragraph-rsid="001fec67" style:font-size-asian="6pt" style:font-size-complex="6pt"/>
    </style:style>
    <style:style style:name="T1" style:family="text">
      <style:text-properties officeooo:rsid="001b59b0"/>
    </style:style>
    <style:style style:name="T2" style:family="text">
      <style:text-properties officeooo:rsid="001e482e"/>
    </style:style>
    <style:style style:name="T3" style:family="text">
      <style:text-properties officeooo:rsid="0021b61b"/>
    </style:style>
    <style:style style:name="T4" style:family="text">
      <style:text-properties officeooo:rsid="0022ed43"/>
    </style:style>
    <style:style style:name="T5" style:family="text">
      <style:text-properties officeooo:rsid="0023c8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PUT379 – Assign <text:span text:style-name="T3">3</text:span></text:p>
      <text:p text:style-name="P1">Project Report</text:p>
      <text:p text:style-name="P13">Brady Pomerleau</text:p>
      <text:p text:style-name="P11">Objectives:</text:p>
      <text:p text:style-name="P3"><text:tab/><text:span text:style-name="T3">To get an introduction to using sockets and fifos for interprocess communication, as well as an introduction to Software Defined Networks (SDN).</text:span></text:p>
      <text:p text:style-name="P11">Design Overview:</text:p>
      <text:list xml:id="list8002604411797466004" text:style-name="L1">
        <text:list-item>
          <text:p text:style-name="P19">a<text:span text:style-name="T3">3sdn</text:span></text:p>
          <text:list>
            <text:list-item>
              <text:p text:style-name="P20">program can be executed in 2 modes:</text:p>
              <text:list>
                <text:list-item>
                  <text:p text:style-name="P20">controller: the network manager. Invoked from the command line using form: <text:line-break/>a<text:span text:style-name="T3">3</text:span>sdn const <text:span text:style-name="T3">&lt;n</text:span>Switch<text:span text:style-name="T3">&gt; &lt;port&gt;</text:span> <text:line-break/>where nSwitch is the number of switches to be connected <text:span text:style-name="T3">(upper limit is 7), port is the tcp port to communicate on</text:span></text:p>
                </text:list-item>
                <text:list-item>
                  <text:p text:style-name="P21">Switch: router in the network. Invoked from the comman<text:span text:style-name="T3">d</text:span> line using form:<text:line-break/>a<text:span text:style-name="T3">3</text:span>sdn sw[id] trafficFile sw<text:span text:style-name="T3">&lt;</text:span>port1<text:span text:style-name="T3">&gt;</text:span>/null sw<text:span text:style-name="T3">&lt;</text:span>port2<text:span text:style-name="T3">&gt;</text:span>/null <text:span text:style-name="T3">&lt;</text:span>range<text:span text:style-name="T3">&gt; &lt;controllerAddress&gt; &lt;port&gt;</text:span><text:line-break/>where id is the number of the switch, port 1 is the switch on the left (null if there is none), port2 is the switch on the right( null if there is none), range is the set of addresses serviced by the switch, <text:span text:style-name="T4">controllerAddress is the network address of the controller (specified as domain name or in dotted decimal notation) and port is the port number of the controller.</text:span></text:p>
                </text:list-item>
              </text:list>
            </text:list-item>
            <text:list-item>
              <text:p text:style-name="P21">Switches are arranged in a line from left to right, starting at 1.</text:p>
            </text:list-item>
            <text:list-item>
              <text:p text:style-name="P21">A switch starts with one rule (to route its packets to its own serviceable network), and can query additional rules from the controller when it doesn’t know what to do with a packet.</text:p>
            </text:list-item>
            <text:list-item>
              <text:p text:style-name="P21">Switches read from the trafficfile. <text:span text:style-name="T5">C</text:span>omments,<text:span text:style-name="T5"> blank lines, and lines designated for other switches are ignored. There are two types of admitted lines, a delay message and a normal packet. Delay messages specify a time in milliseconds that the switch will defer reading from the trafficfile again (though all other activities should continue). Normal p</text:span>acket<text:span text:style-name="T5">s</text:span> <text:span text:style-name="T5">are handled </text:span>either with an existing rule, or with a rule obtained after querying the controller. </text:p>
            </text:list-item>
            <text:list-item>
              <text:p text:style-name="P21">Packets are passed along the network to the destination if the packet is serviceable by one of the switches in the network.</text:p>
            </text:list-item>
            <text:list-item>
              <text:p text:style-name="P21">Typing list in either execution mode prints information about the traffic run through the controller/switch.</text:p>
            </text:list-item>
            <text:list-item>
              <text:p text:style-name="P21"><text:soft-page-break/>Typing exit prints the same information and then exits the program.</text:p>
            </text:list-item>
            <text:list-item>
              <text:p text:style-name="P23">If a switch disconnects the controller should recognize this and print an appropriate message indicating the event.</text:p>
            </text:list-item>
          </text:list>
        </text:list-item>
      </text:list>
      <text:p text:style-name="P9"/>
      <text:p text:style-name="P12">Project Status:</text:p>
      <text:p text:style-name="P4"><text:tab/>All functionality is implemented as described. </text:p>
      <text:p text:style-name="P7">Notes:</text:p>
      <text:p text:style-name="P5"><text:tab/><text:span text:style-name="T1">Controller waits until all switches have connected. This results in no serviceable packets being dropped.</text:span></text:p>
      <text:p text:style-name="P10"><text:tab/> </text:p>
      <text:p text:style-name="P12">Testing and Results:</text:p>
      <text:p text:style-name="P6">The following tests were conducted on university lab computers:</text:p>
      <table:table table:name="Table1" table:style-name="Table1">
        <table:table-column table:style-name="Table1.A"/>
        <table:table-column table:style-name="Table1.B"/>
        <table:table-column table:style-name="Table1.C"/>
        <table:table-row>
          <table:table-cell table:style-name="Table1.A1" office:value-type="string">
            <text:p text:style-name="P18">Test</text:p>
          </table:table-cell>
          <table:table-cell table:style-name="Table1.A1" office:value-type="string">
            <text:p text:style-name="P14">Description</text:p>
          </table:table-cell>
          <table:table-cell table:style-name="Table1.C1" office:value-type="string">
            <text:p text:style-name="P14">Result</text:p>
          </table:table-cell>
        </table:table-row>
        <table:table-row>
          <table:table-cell table:style-name="Table1.A2" office:value-type="string">
            <text:p text:style-name="P15">t1.dat</text:p>
          </table:table-cell>
          <table:table-cell table:style-name="Table1.A2" office:value-type="string">
            <text:p text:style-name="P15">Run t1.dat. Obeserve that handshake occurs and correct stats reported after t1.dat has been parsed.</text:p>
          </table:table-cell>
          <table:table-cell table:style-name="Table1.C2" office:value-type="string">
            <text:p text:style-name="P15">success</text:p>
          </table:table-cell>
        </table:table-row>
        <table:table-row>
          <table:table-cell table:style-name="Table1.A2" office:value-type="string">
            <text:p text:style-name="P15"><text:span text:style-name="T2">t2</text:span>.dat</text:p>
          </table:table-cell>
          <table:table-cell table:style-name="Table1.A2" office:value-type="string">
            <text:p text:style-name="P15">Run t2.dat. Obeserve that <text:span text:style-name="T2">queries are responded to with correct rules, packets are not dropped, </text:span>and correct stats reported after t<text:span text:style-name="T2">2</text:span>.dat has been parsed.</text:p>
          </table:table-cell>
          <table:table-cell table:style-name="Table1.C2" office:value-type="string">
            <text:p text:style-name="P16">success</text:p>
          </table:table-cell>
        </table:table-row>
        <table:table-row>
          <table:table-cell table:style-name="Table1.A2" office:value-type="string">
            <text:p text:style-name="P15">t<text:span text:style-name="T2">3</text:span>.dat</text:p>
          </table:table-cell>
          <table:table-cell table:style-name="Table1.A2" office:value-type="string">
            <text:p text:style-name="P15">Run t<text:span text:style-name="T2">3</text:span>.dat. Obeserve that <text:span text:style-name="T2">packets are passed along several routers </text:span>and correct stats reported after t1.dat has been parsed.</text:p>
          </table:table-cell>
          <table:table-cell table:style-name="Table1.C2" office:value-type="string">
            <text:p text:style-name="P16">success</text:p>
          </table:table-cell>
        </table:table-row>
        <table:table-row>
          <table:table-cell table:style-name="Table1.A2" office:value-type="string">
            <text:p text:style-name="P17">List and exit</text:p>
          </table:table-cell>
          <table:table-cell table:style-name="Table1.A2" office:value-type="string">
            <text:p text:style-name="P17">List and exit perform as intended</text:p>
          </table:table-cell>
          <table:table-cell table:style-name="Table1.C2" office:value-type="string">
            <text:p text:style-name="P17">success</text:p>
          </table:table-cell>
        </table:table-row>
        <table:table-row>
          <table:table-cell table:style-name="Table1.A2" office:value-type="string">
            <text:p text:style-name="P26">t4.dat</text:p>
          </table:table-cell>
          <table:table-cell table:style-name="Table1.A2" office:value-type="string">
            <text:p text:style-name="P26">Run t4.dat. Observe that sw1 prints the appropriate delay message, stops reading trafficfile, still handles relay from sw2, and then finishes processing trafficfile after delay time has elapsed.</text:p>
          </table:table-cell>
          <table:table-cell table:style-name="Table1.C2" office:value-type="string">
            <text:p text:style-name="P17">success</text:p>
          </table:table-cell>
        </table:table-row>
        <table:table-row>
          <table:table-cell table:style-name="Table1.A2" office:value-type="string">
            <text:p text:style-name="P26">Disconnect switch</text:p>
          </table:table-cell>
          <table:table-cell table:style-name="Table1.A2" office:value-type="string">
            <text:p text:style-name="P26">Controller should detect and print message</text:p>
          </table:table-cell>
          <table:table-cell table:style-name="Table1.C2" office:value-type="string">
            <text:p text:style-name="P26">~success </text:p>
            <text:p text:style-name="P26">- Detects when read or write fails, does nothing otherwise. That means inactive switch disconnecting will not be detected, but active switch disconnections will be reported</text:p>
          </table:table-cell>
        </table:table-row>
      </table:table>
      <text:p text:style-name="P25"><text:soft-page-break/>Acknowledgements:</text:p>
      <text:p text:style-name="P8">To complete this assignment I used the following resources:</text:p>
      <text:list xml:id="list7127419531791086636" text:style-name="L2">
        <text:list-item>
          <text:p text:style-name="P22">Course textbooks:</text:p>
          <text:list>
            <text:list-item>
              <text:p text:style-name="P22">Operating Systems Concepts ver.9</text:p>
            </text:list-item>
            <text:list-item>
              <text:p text:style-name="P22">Advanced Programming in the Unix Environment ver.3</text:p>
            </text:list-item>
          </text:list>
        </text:list-item>
        <text:list-item>
          <text:p text:style-name="P22">various C programming errors troubleshooting accomplished using Google search and forums (primarily stackoverflow.com)</text:p>
        </text:list-item>
        <text:list-item>
          <text:p text:style-name="P24">socket connection code from https://beej.us/guide/bgnet/html/multi/getaddrinfoman.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3:39:07.927349261</meta:creation-date>
    <dc:date>2018-11-22T16:41:17.610307470</dc:date>
    <meta:editing-duration>PT5H42M34S</meta:editing-duration>
    <meta:editing-cycles>9</meta:editing-cycles>
    <meta:generator>LibreOffice/5.1.6.2$Linux_X86_64 LibreOffice_project/10m0$Build-2</meta:generator>
    <meta:document-statistic meta:table-count="1" meta:image-count="0" meta:object-count="0" meta:page-count="3" meta:paragraph-count="53" meta:word-count="583" meta:character-count="3718" meta:non-whitespace-character-count="3192"/>
  </office:meta>
</office:document-meta>
</file>